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4.471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ffcc00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ackground-color="#ffcc00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0.06pt solid #000000" fo:background-color="#ffcc00" fo:border-left="0.06pt solid #000000" fo:border-right="none" fo:border-top="none"/>
    </style:style>
    <style:style style:name="ce20" style:family="table-cell" style:parent-style-name="Default" style:data-style-name="N0">
      <style:table-cell-properties fo:background-color="#99ff66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99ff66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ffcc00" fo:border-left="none" fo:border-right="none" fo:border-top="0.06pt solid #000000"/>
    </style:style>
    <style:style style:name="ce10" style:family="table-cell" style:parent-style-name="Default" style:data-style-name="N0">
      <style:table-cell-properties fo:background-color="#ffcc00"/>
    </style:style>
    <style:style style:name="ce13" style:family="table-cell" style:parent-style-name="Default" style:data-style-name="N0">
      <style:table-cell-properties fo:border-bottom="0.06pt solid #000000" fo:background-color="#ffcc00" fo:border-left="none" fo:border-right="none" fo:border-top="none"/>
    </style:style>
    <style:style style:name="ce16" style:family="table-cell" style:parent-style-name="Default" style:data-style-name="N0">
      <style:table-cell-properties fo:border-bottom="none" fo:background-color="#ffcc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99ff66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fcc00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ackground-color="#ffcc00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ackground-color="#ffcc00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#ffcc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11">
      <style:table-cell-properties fo:background-color="#66ffff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dddddd"/>
    </style:style>
    <style:style style:name="ce18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66ffff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99"/>
    </style:style>
    <style:style style:name="ce38" style:family="table-cell" style:parent-style-name="Default" style:data-style-name="N0">
      <style:table-cell-properties fo:background-color="#ffcc0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66ffff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 loext:decorative="false"/>
      <style:paragraph-properties style:font-independent-line-spacing="false"/>
    </style:style>
    <style:style style:name="P1" style:family="paragraph">
      <loext:graphic-properties draw:fill="none"/>
      <style:paragraph-properties style:font-independent-line-spacing="false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1" fo:font-size="11pt" fo:font-weight="normal" style:text-underline-style="none" style:text-underline-color="font-color" style:text-line-through-type="none" fo:font-style="italic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Modelo_1-Nivel_Paralelismo" table:style-name="ta1">
        <table:shapes>
          <draw:frame draw:z-index="0" draw:name="Gráfico 1" draw:style-name="gr1" svg:width="15.797cm" svg:height="12.063cm" svg:x="20.378cm" svg:y="3.57cm">
            <draw:object draw:notify-on-update-of-ranges="'Modelo_1-Nivel_Paralelismo'.D10:'Modelo_1-Nivel_Paralelismo'.D20 'Modelo_1-Nivel_Paralelismo'.E9:'Modelo_1-Nivel_Paralelismo'.E9 'Modelo_1-Nivel_Paralelismo'.E10:'Modelo_1-Nivel_Paralelismo'.E20 'Modelo_1-Nivel_Paralelismo'.D10:'Modelo_1-Nivel_Paralelismo'.D20 'Modelo_1-Nivel_Paralelismo'.F9:'Modelo_1-Nivel_Paralelismo'.F9 'Modelo_1-Nivel_Paralelismo'.F10:'Modelo_1-Nivel_Paralelismo'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uadroTexto 2" draw:style-name="gr2" draw:text-style-name="P1" svg:width="4.011cm" svg:height="1.033cm" svg:x="2.175cm" svg:y="1.036cm">
            <draw:text-box>
              <text:p/>
            </draw:text-box>
          </draw:frame>
        </table:shapes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7" table:default-cell-style-name="ce4"/>
        <table:table-column table:style-name="co3" table:number-columns-repeated="16369" table:default-cell-style-name="ce4"/>
        <table:table-row table:style-name="ro1">
          <table:table-cell table:style-name="ce2" office:value-type="string" calcext:value-type="string">
            <text:p>Modelo de tiempo para Función con 1 Nivel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8"/>
          <table:table-cell table:style-name="ce18" table:number-columns-repeated="5"/>
          <table:table-cell table:number-columns-repeated="16371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4"/>
          <table:table-cell table:style-name="ce15" office:value-type="string" calcext:value-type="string">
            <text:p>Herramientas → Solucionador…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/>
          <table:table-cell table:style-name="ce11"/>
          <table:table-cell table:number-columns-repeated="4"/>
          <table:table-cell table:style-name="ce15" table:number-columns-repeated="5"/>
          <table:table-cell table:style-name="ce18"/>
          <table:table-cell table:number-columns-repeated="16371"/>
        </table:table-row>
        <table:table-row table:style-name="ro1">
          <table:table-cell table:style-name="ce12"/>
          <table:table-cell table:style-name="ce13"/>
          <table:table-cell table:style-name="ce14"/>
          <table:table-cell table:number-columns-repeated="4"/>
          <table:table-cell table:style-name="ce15" office:value-type="string" calcext:value-type="string">
            <text:p>(Opciones → Algoritmo del Solucionador → DEPS Evolutionary Algorithm)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/>
          <table:table-cell table:style-name="ce16" office:value-type="string" calcext:value-type="string">
            <text:p>NE =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4"/>
          <table:table-cell table:style-name="ce18" table:number-columns-repeated="6"/>
          <table:table-cell table:number-columns-repeated="16371"/>
        </table:table-row>
        <table:table-row table:style-name="ro1">
          <table:table-cell table:number-columns-repeated="7"/>
          <table:table-cell table:style-name="ce18" table:number-columns-repeated="6"/>
          <table:table-cell table:number-columns-repeated="16371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" office:value-type="string" calcext:value-type="string">
            <text:p>Hilos</text:p>
          </table:table-cell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s1</text:span> =</text:p>
          </table:table-cell>
          <table:table-cell table:style-name="ce21" office:value-type="float" office:value="0.668042448774879" calcext:value-type="float">
            <text:p>0,668042448774879</text:p>
          </table:table-cell>
          <table:table-cell/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h</text:span> =</text:p>
          </table:table-cell>
          <table:table-cell table:style-name="ce21" office:value-type="float" office:value="0.0397306714201495" calcext:value-type="float">
            <text:p>0,0397306714201495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6" office:value-type="float" office:value="7.268" calcext:value-type="float">
            <text:p>7,27</text:p>
          </table:table-cell>
          <table:table-cell table:style-name="ce26" table:formula="of:=+[.$C$6]*[.$B$9]/[.D10]+[.$B$10]*[.D10]" office:value-type="float" office:value="6.72015515916894" calcext:value-type="float">
            <text:p>6,72</text:p>
          </table:table-cell>
          <table:table-cell table:style-name="ce27" table:formula="of:=+([.E10]-[.F10])^2" office:value-type="float" office:value="0.300133969625211" calcext:value-type="float">
            <text:p>0,30013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3.463" calcext:value-type="float">
            <text:p>3,46</text:p>
          </table:table-cell>
          <table:table-cell table:style-name="ce26" table:formula="of:=+[.$C$6]*[.$B$9]/[.D11]+[.$B$10]*[.D11]" office:value-type="float" office:value="3.41967358671469" calcext:value-type="float">
            <text:p>3,42</text:p>
          </table:table-cell>
          <table:table-cell table:style-name="ce27" table:formula="of:=+([.E11]-[.F11])^2" office:value-type="float" office:value="0.00187717808816917" calcext:value-type="float">
            <text:p>0,001877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4" calcext:value-type="float">
            <text:p>4</text:p>
          </table:table-cell>
          <table:table-cell table:style-name="ce26" office:value-type="float" office:value="2.066" calcext:value-type="float">
            <text:p>2,07</text:p>
          </table:table-cell>
          <table:table-cell table:style-name="ce26" table:formula="of:=+[.$C$6]*[.$B$9]/[.D12]+[.$B$10]*[.D12]" office:value-type="float" office:value="1.8290288076178" calcext:value-type="float">
            <text:p>1,83</text:p>
          </table:table-cell>
          <table:table-cell table:style-name="ce27" table:formula="of:=+([.E12]-[.F12])^2" office:value-type="float" office:value="0.0561553460190437" calcext:value-type="float">
            <text:p>0,05615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office:value-type="float" office:value="1.586" calcext:value-type="float">
            <text:p>1,59</text:p>
          </table:table-cell>
          <table:table-cell table:style-name="ce26" table:formula="of:=+[.$C$6]*[.$B$9]/[.D13]+[.$B$10]*[.D13]" office:value-type="float" office:value="1.35178810981236" calcext:value-type="float">
            <text:p>1,35</text:p>
          </table:table-cell>
          <table:table-cell table:style-name="ce27" table:formula="of:=+([.E13]-[.F13])^2" office:value-type="float" office:value="0.0548552095052663" calcext:value-type="float">
            <text:p>0,05485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office:value-type="float" office:value="1.366" calcext:value-type="float">
            <text:p>1,37</text:p>
          </table:table-cell>
          <table:table-cell table:style-name="ce26" table:formula="of:=+[.$C$6]*[.$B$9]/[.D14]+[.$B$10]*[.D14]" office:value-type="float" office:value="1.15289843232979" calcext:value-type="float">
            <text:p>1,15</text:p>
          </table:table-cell>
          <table:table-cell table:style-name="ce27" table:formula="of:=+([.E14]-[.F14])^2" office:value-type="float" office:value="0.0454122781434992" calcext:value-type="float">
            <text:p>0,04541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1.096" calcext:value-type="float">
            <text:p>1,10</text:p>
          </table:table-cell>
          <table:table-cell table:style-name="ce26" table:formula="of:=+[.$C$6]*[.$B$9]/[.D15]+[.$B$10]*[.D15]" office:value-type="float" office:value="1.06534916297637" calcext:value-type="float">
            <text:p>1,07</text:p>
          </table:table-cell>
          <table:table-cell table:style-name="ce27" table:formula="of:=+([.E15]-[.F15])^2" office:value-type="float" office:value="0.000939473810248884" calcext:value-type="float">
            <text:p>0,000939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1.125" calcext:value-type="float">
            <text:p>1,13</text:p>
          </table:table-cell>
          <table:table-cell table:style-name="ce26" table:formula="of:=+[.$C$6]*[.$B$9]/[.D16]+[.$B$10]*[.D16]" office:value-type="float" office:value="1.03347009768753" calcext:value-type="float">
            <text:p>1,03</text:p>
          </table:table-cell>
          <table:table-cell table:style-name="ce27" table:formula="of:=+([.E16]-[.F16])^2" office:value-type="float" office:value="0.00837772301733096" calcext:value-type="float">
            <text:p>0,008378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0.996" calcext:value-type="float">
            <text:p>1,00</text:p>
          </table:table-cell>
          <table:table-cell table:style-name="ce26" table:formula="of:=+[.$C$6]*[.$B$9]/[.D17]+[.$B$10]*[.D17]" office:value-type="float" office:value="1.03340257757844" calcext:value-type="float">
            <text:p>1,03</text:p>
          </table:table-cell>
          <table:table-cell table:style-name="ce27" table:formula="of:=+([.E17]-[.F17])^2" office:value-type="float" office:value="0.00139895280951085" calcext:value-type="float">
            <text:p>0,001399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1.117" calcext:value-type="float">
            <text:p>1,12</text:p>
          </table:table-cell>
          <table:table-cell table:style-name="ce26" table:formula="of:=+[.$C$6]*[.$B$9]/[.D18]+[.$B$10]*[.D18]" office:value-type="float" office:value="1.05321727320669" calcext:value-type="float">
            <text:p>1,05</text:p>
          </table:table-cell>
          <table:table-cell table:style-name="ce27" table:formula="of:=+([.E18]-[.F18])^2" office:value-type="float" office:value="0.00406823623718985" calcext:value-type="float">
            <text:p>0,004068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5"/>
          <table:table-cell table:style-name="ce26" table:number-columns-repeated="2"/>
          <table:table-cell table:style-name="ce27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9" office:value-type="string" calcext:value-type="string">
            <text:p>Suma</text:p>
          </table:table-cell>
          <table:table-cell table:style-name="ce30" table:formula="of:=SUM([.G10:.G20])" office:value-type="float" office:value="0.47321836725547" calcext:value-type="float">
            <text:p>0,473218</text:p>
          </table:table-cell>
          <table:table-cell table:style-name="ce31" office:value-type="string" calcext:value-type="string">
            <text:p>Celda Objetivo → Mínimo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2" office:value-type="string" calcext:value-type="string">
            <text:p>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media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6" office:value-type="float" office:value="4" calcext:value-type="float">
            <text:p>4,00</text:p>
          </table:table-cell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4.04" calcext:value-type="float">
            <text:p>4,04</text:p>
          </table:table-cell>
          <table:table-cell table:style-name="ce26" office:value-type="float" office:value="4.03" calcext:value-type="float">
            <text:p>4,03</text:p>
          </table:table-cell>
          <table:table-cell table:style-name="ce25" office:value-type="float" office:value="3.83" calcext:value-type="float">
            <text:p>3,83</text:p>
          </table:table-cell>
          <table:table-cell table:style-name="ce34" table:formula="of:=+AVERAGE([.B28:.F28])" office:value-type="float" office:value="3.982" calcext:value-type="float">
            <text:p>3,9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6" office:value-type="float" office:value="2.17" calcext:value-type="float">
            <text:p>2,17</text:p>
          </table:table-cell>
          <table:table-cell table:style-name="ce26" office:value-type="float" office:value="1.91" calcext:value-type="float">
            <text:p>1,91</text:p>
          </table:table-cell>
          <table:table-cell table:style-name="ce26" office:value-type="float" office:value="2" calcext:value-type="float">
            <text:p>2,00</text:p>
          </table:table-cell>
          <table:table-cell table:style-name="ce26" office:value-type="float" office:value="2.11" calcext:value-type="float">
            <text:p>2,11</text:p>
          </table:table-cell>
          <table:table-cell table:style-name="ce25" office:value-type="float" office:value="2.37" calcext:value-type="float">
            <text:p>2,37</text:p>
          </table:table-cell>
          <table:table-cell table:style-name="ce34" table:formula="of:=+AVERAGE([.B29:.F29])" office:value-type="float" office:value="2.112" calcext:value-type="float">
            <text:p>2,11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6" office:value-type="float" office:value="1.52" calcext:value-type="float">
            <text:p>1,52</text:p>
          </table:table-cell>
          <table:table-cell table:style-name="ce26" office:value-type="float" office:value="1.62" calcext:value-type="float">
            <text:p>1,62</text:p>
          </table:table-cell>
          <table:table-cell table:style-name="ce26" office:value-type="float" office:value="1.34" calcext:value-type="float">
            <text:p>1,34</text:p>
          </table:table-cell>
          <table:table-cell table:style-name="ce26" office:value-type="float" office:value="1.28" calcext:value-type="float">
            <text:p>1,28</text:p>
          </table:table-cell>
          <table:table-cell table:style-name="ce25" office:value-type="float" office:value="1.45" calcext:value-type="float">
            <text:p>1,45</text:p>
          </table:table-cell>
          <table:table-cell table:style-name="ce34" table:formula="of:=+AVERAGE([.B30:.F30])" office:value-type="float" office:value="1.442" calcext:value-type="float">
            <text:p>1,44</text:p>
          </table:table-cell>
          <table:table-cell table:style-name="ce25"/>
          <table:table-cell table:style-name="ce18"/>
          <table:table-cell table:number-columns-repeated="1637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72" calcext:value-type="float">
            <text:p>0,72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1:.F31])" office:value-type="float" office:value="0.762" calcext:value-type="float">
            <text:p>0,76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6" office:value-type="float" office:value="1.06" calcext:value-type="float">
            <text:p>1,06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82" calcext:value-type="float">
            <text:p>0,82</text:p>
          </table:table-cell>
          <table:table-cell table:style-name="ce26" office:value-type="float" office:value="0.75" calcext:value-type="float">
            <text:p>0,75</text:p>
          </table:table-cell>
          <table:table-cell table:style-name="ce25" office:value-type="float" office:value="0.9" calcext:value-type="float">
            <text:p>0,9</text:p>
          </table:table-cell>
          <table:table-cell table:style-name="ce34" table:formula="of:=+AVERAGE([.B32:.F32])" office:value-type="float" office:value="0.876" calcext:value-type="float">
            <text:p>0,8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87" calcext:value-type="float">
            <text:p>0,8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3:.F33])" office:value-type="float" office:value="0.802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0.91" calcext:value-type="float">
            <text:p>0,91</text:p>
          </table:table-cell>
          <table:table-cell table:style-name="ce26" office:value-type="float" office:value="0.84" calcext:value-type="float">
            <text:p>0,84</text:p>
          </table:table-cell>
          <table:table-cell table:style-name="ce26" office:value-type="float" office:value="0.83" calcext:value-type="float">
            <text:p>0,83</text:p>
          </table:table-cell>
          <table:table-cell table:style-name="ce26" office:value-type="float" office:value="0.69" calcext:value-type="float">
            <text:p>0,69</text:p>
          </table:table-cell>
          <table:table-cell table:style-name="ce25" office:value-type="float" office:value="0.85" calcext:value-type="float">
            <text:p>0,85</text:p>
          </table:table-cell>
          <table:table-cell table:style-name="ce34" table:formula="of:=+AVERAGE([.B34:.F34])" office:value-type="float" office:value="0.824" calcext:value-type="float">
            <text:p>0,82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97" calcext:value-type="float">
            <text:p>0,9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5" office:value-type="float" office:value="0.97" calcext:value-type="float">
            <text:p>0,97</text:p>
          </table:table-cell>
          <table:table-cell table:style-name="ce34" table:formula="of:=+AVERAGE([.B35:.F35])" office:value-type="float" office:value="0.872" calcext:value-type="float">
            <text:p>0,87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7" calcext:value-type="float">
            <text:p>0,87</text:p>
          </table:table-cell>
          <table:table-cell table:style-name="ce34" table:formula="of:=+AVERAGE([.B36:.F36])" office:value-type="float" office:value="0.804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serie de tiempos experimentales (azul) debe tener aproximadamente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forma que aparece en la gráfica.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number-columns-repeated="5"/>
          <table:table-cell table:style-name="ce25" table:number-columns-repeated="3"/>
          <table:table-cell table:style-name="ce35" office:value-type="string" calcext:value-type="string">
            <text:p>Para lo cual es imprescindible que la Cuestión 1 de la práctica esté correctamente implementada.</text:p>
          </table:table-cell>
          <table:table-cell table:style-name="ce35" table:number-columns-repeated="6"/>
          <table:table-cell table:number-columns-repeated="16369"/>
        </table:table-row>
        <table:table-row table:style-name="ro1" table:number-rows-repeated="21">
          <table:table-cell table:number-columns-repeated="5"/>
          <table:table-cell table:style-name="ce25" table:number-columns-repeated="3"/>
          <table:table-cell table:number-columns-repeated="16376"/>
        </table:table-row>
        <table:table-row table:style-name="ro1" table:number-rows-repeated="37">
          <table:table-cell table:number-columns-repeated="4"/>
          <table:table-cell table:style-name="ce25" table:number-columns-repeated="4"/>
          <table:table-cell table:number-columns-repeated="16376"/>
        </table:table-row>
        <table:table-row table:style-name="ro3" table:number-rows-repeated="1048478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solver_adj" table:base-cell-address="$'Modelo_1-Nivel_Paralelismo'.$A$1" table:cell-range-address=".$B$9:.$B$10"/>
          <table:named-expression table:name="solver_lo_eng" table:base-cell-address="$'Modelo_1-Nivel_Paralelismo'.$A$1" table:expression="&quot;com.sun.star.comp.Calc.NLPSolver.DEPSSolverImpl&quot;"/>
          <table:named-expression table:name="solver_num" table:base-cell-address="$'Modelo_1-Nivel_Paralelismo'.$A$1" table:expression="0"/>
          <table:named-range table:name="solver_opt" table:base-cell-address="$'Modelo_1-Nivel_Paralelismo'.$A$1" table:cell-range-address=".$G$24"/>
          <table:named-expression table:name="solver_typ" table:base-cell-address="$'Modelo_1-Nivel_Paralelismo'.$A$1" table:expression="2"/>
        </table:named-expressions>
      </table:table>
      <table:table table:name="Modelo_2-Niveles_Paralelismo" table:style-name="ta1">
        <table:shapes>
          <draw:frame draw:z-index="0" draw:name="CuadroTexto 1" draw:style-name="gr2" draw:text-style-name="P1" svg:width="6.421cm" svg:height="1.121cm" svg:x="2.175cm" svg:y="0.93cm">
            <draw:text-box>
              <text:p/>
            </draw:text-box>
          </draw:frame>
        </table:shapes>
        <table:table-column table:style-name="co1" table:number-columns-repeated="4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5" table:default-cell-style-name="ce4"/>
        <table:table-column table:style-name="co1" table:number-columns-repeated="5" table:default-cell-style-name="ce4"/>
        <table:table-column table:style-name="co3" table:number-columns-repeated="16371" table:default-cell-style-name="ce4"/>
        <table:table-row table:style-name="ro1">
          <table:table-cell table:style-name="ce2" office:value-type="string" calcext:value-type="string">
            <text:p>Modelo de tiempo para Función con 2 Niveles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6" table:number-columns-repeated="2"/>
          <table:table-cell table:style-name="ce7"/>
          <table:table-cell table:number-columns-repeated="5"/>
          <table:table-cell table:style-name="ce35" office:value-type="string" calcext:value-type="string">
            <text:p>Para visualizar los datos: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 table:number-columns-repeated="2"/>
          <table:table-cell table:style-name="ce11"/>
          <table:table-cell table:number-columns-repeated="5"/>
          <table:table-cell table:style-name="ce35" office:value-type="string" calcext:value-type="string">
            <text:p>Crear, por ejemplo, gráficos bidimensionales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12"/>
          <table:table-cell table:style-name="ce13" table:number-columns-repeated="2"/>
          <table:table-cell table:style-name="ce14"/>
          <table:table-cell table:number-columns-repeated="5"/>
          <table:table-cell table:style-name="ce35" office:value-type="string" calcext:value-type="string">
            <text:p>fijando el número de hilos de un nivel y variando el otro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16" office:value-type="string" calcext:value-type="string">
            <text:p>NE =</text:p>
          </table:table-cell>
          <table:table-cell table:style-name="ce17"/>
          <table:table-cell table:number-columns-repeated="5"/>
          <table:table-cell table:style-name="ce35" table:number-columns-repeated="4"/>
          <table:table-cell table:number-columns-repeated="16371"/>
        </table:table-row>
        <table:table-row table:style-name="ro1">
          <table:table-cell table:number-columns-repeated="2"/>
          <table:table-cell table:style-name="ce38" office:value-type="string" calcext:value-type="string">
            <text:p>N =</text:p>
          </table:table-cell>
          <table:table-cell table:style-name="ce10"/>
          <table:table-cell table:number-columns-repeated="5"/>
          <table:table-cell table:style-name="ce35" office:value-type="string" calcext:value-type="string">
            <text:p>O gráficos tridimensionales…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Hilos</text:p>
          </table:table-cell>
          <table:covered-table-cell/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s2</text:span> =</text:p>
          </table:table-cell>
          <table:table-cell table:style-name="ce21"/>
          <table:table-cell/>
          <table:table-cell table:style-name="ce22" office:value-type="string" calcext:value-type="string">
            <text:p>h1</text:p>
          </table:table-cell>
          <table:table-cell table:style-name="ce22" office:value-type="string" calcext:value-type="string">
            <text:p>h2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1</text:span> =</text:p>
          </table:table-cell>
          <table:table-cell table:style-name="ce21"/>
          <table:table-cell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1]-[.G11])^2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2</text:span> =</text:p>
          </table:table-cell>
          <table:table-cell table:style-name="ce21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2]-[.G12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6"/>
          <table:table-cell table:style-name="ce25" table:formula="of:=+([.F13]-[.G13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6"/>
          <table:table-cell table:style-name="ce25" table:formula="of:=+([.F14]-[.G14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5]-[.G15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6]-[.G16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6"/>
          <table:table-cell table:style-name="ce25" table:formula="of:=+([.F17]-[.G17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 table:formula="of:=+([.F18]-[.G18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6"/>
          <table:table-cell table:style-name="ce25" table:formula="of:=+([.F19]-[.G19])^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25" office:value-type="string" calcext:value-type="string">
            <text:p>…</text:p>
          </table:table-cell>
          <table:table-cell table:number-columns-repeated="2"/>
          <table:table-cell table:style-name="ce25" office:value-type="string" calcext:value-type="string">
            <text:p>…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3"/>
          <table:table-cell table:style-name="ce35" office:value-type="string" calcext:value-type="string">
            <text:p>modificar/ampliar valores de<text:span text:style-name="T3"> h1</text:span> y<text:span text:style-name="T3"> h2</text:span> como se considere mejor</text:p>
          </table:table-cell>
          <table:table-cell table:style-name="ce41"/>
          <table:table-cell table:style-name="ce42"/>
          <table:table-cell table:style-name="ce18"/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5" table:number-columns-repeated="3"/>
          <table:table-cell table:style-name="ce26"/>
          <table:table-cell table:style-name="ce25"/>
          <table:table-cell table:number-columns-repeated="16376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43" office:value-type="string" calcext:value-type="string">
            <text:p>suma</text:p>
          </table:table-cell>
          <table:table-cell table:style-name="ce43" table:formula="of:=SUM([.H11:.H19])" office:value-type="float" office:value="0" calcext:value-type="float">
            <text:p>0</text:p>
          </table:table-cell>
          <table:table-cell table:style-name="ce45" office:value-type="string" calcext:value-type="string">
            <text:p>Celda objetivo → mínimo</text:p>
          </table:table-cell>
          <table:table-cell table:style-name="ce45"/>
          <table:table-cell table:number-columns-repeated="16374"/>
        </table:table-row>
        <table:table-row table:style-name="ro1">
          <table:table-cell table:number-columns-repeated="3"/>
          <table:table-cell table:style-name="ce25" table:number-columns-repeated="3"/>
          <table:table-cell table:style-name="ce26"/>
          <table:table-cell table:style-name="ce25"/>
          <table:table-cell table:number-columns-repeated="16376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16376"/>
        </table:table-row>
        <table:table-row table:style-name="ro1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table:style-name="ce18"/>
          <table:table-cell table:number-columns-repeated="16373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 table:number-columns-repeated="2"/>
          <table:table-cell table:style-name="ce2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number-columns-repeated="4"/>
          <table:table-cell table:style-name="ce25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7"/>
          <table:table-cell table:style-name="ce18" table:number-columns-repeated="4"/>
          <table:table-cell table:number-columns-repeated="16373"/>
        </table:table-row>
        <table:table-row table:style-name="ro1">
          <table:table-cell table:number-columns-repeated="7"/>
          <table:table-cell table:style-name="ce42" table:number-columns-repeated="2"/>
          <table:table-cell table:style-name="ce18" table:number-columns-repeated="2"/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5">
          <table:table-cell table:number-columns-repeated="4"/>
          <table:table-cell table:style-name="ce25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4"/>
          <table:table-cell table:style-name="ce25"/>
          <table:table-cell table:number-columns-repeated="16379"/>
        </table:table-row>
        <table:table-row table:style-name="ro3" table:number-rows-repeated="104852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11">
      <number:number number:decimal-places="6" number:min-decimal-places="6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8:27:43.61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1-10-27T18:19:19Z</meta:creation-date>
    <dc:date>2023-12-01T18:34:57.318000000</dc:date>
    <meta:editing-cycles>48</meta:editing-cycles>
    <meta:editing-duration>PT4H15M33S</meta:editing-duration>
    <meta:document-statistic meta:table-count="2" meta:cell-count="18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maximum="20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798cm" svg:height="12.064cm" xlink:href=".." xlink:type="simple" chart:class="chart:scatter" chart:style-name="ch1">
        <chart:title svg:x="5.937cm" svg:y="0.376cm" chart:style-name="ch2">
          <text:p>Tiempo de ejecución</text:p>
        </chart:title>
        <chart:legend chart:legend-position="end" svg:x="13.217cm" svg:y="5.537cm" style:legend-expansion="high" chart:style-name="ch3"/>
        <chart:plot-area chart:style-name="ch4" table:cell-range-address="'Modelo_1-Nivel_Paralelismo'.D10:'Modelo_1-Nivel_Paralelismo'.F20 'Modelo_1-Nivel_Paralelismo'.E9:'Modelo_1-Nivel_Paralelismo'.F9" chart:data-source-has-labels="row" svg:x="1.274cm" svg:y="1.344cm" svg:width="11.628cm" svg:height="9.55cm">
          <chart:coordinate-region svg:x="2.16cm" svg:y="1.517cm" svg:width="10.555cm" svg:height="8.783cm"/>
          <chart:axis chart:dimension="x" chart:name="primary-x" chart:style-name="ch5">
            <chart:title svg:x="6.33cm" svg:y="11.135cm" chart:style-name="ch6">
              <text:p>Num. hilos</text:p>
            </chart:title>
          </chart:axis>
          <chart:axis chart:dimension="y" chart:name="primary-y" chart:style-name="ch7">
            <chart:title svg:x="0.451cm" svg:y="6.877cm" chart:style-name="ch8">
              <text:p>Tiempo (s)</text:p>
            </chart:title>
            <chart:grid chart:style-name="ch9" chart:class="major"/>
          </chart:axis>
          <chart:series chart:style-name="ch10" chart:values-cell-range-address="'Modelo_1-Nivel_Paralelismo'.E10:'Modelo_1-Nivel_Paralelismo'.E20" chart:label-cell-address="'Modelo_1-Nivel_Paralelismo'.E9:'Modelo_1-Nivel_Paralelismo'.E9" chart:class="chart:scatter">
            <chart:domain table:cell-range-address="'Modelo_1-Nivel_Paralelismo'.D10:'Modelo_1-Nivel_Paralelismo'.D20"/>
            <chart:data-point chart:repeated="11"/>
          </chart:series>
          <chart:series chart:style-name="ch11" chart:values-cell-range-address="'Modelo_1-Nivel_Paralelismo'.F10:'Modelo_1-Nivel_Paralelismo'.F20" chart:label-cell-address="'Modelo_1-Nivel_Paralelismo'.F9:'Modelo_1-Nivel_Paralelismo'.F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experimental</text:p>
                <draw:g>
                  <svg:desc>'Modelo_1-Nivel_Paralelismo'.E9:'Modelo_1-Nivel_Paralelismo'.E9</svg:desc>
                </draw:g>
              </table:table-cell>
              <table:table-cell office:value-type="string">
                <text:p>teórico</text:p>
                <draw:g>
                  <svg:desc>'Modelo_1-Nivel_Paralelismo'.F9:'Modelo_1-Nivel_Paralelismo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1-Nivel_Paralelismo'.D10:'Modelo_1-Nivel_Paralelismo'.D20</svg:desc>
                </draw:g>
              </table:table-cell>
              <table:table-cell office:value-type="float" office:value="7.268">
                <text:p>7.268</text:p>
                <draw:g>
                  <svg:desc>'Modelo_1-Nivel_Paralelismo'.E10:'Modelo_1-Nivel_Paralelismo'.E20</svg:desc>
                </draw:g>
              </table:table-cell>
              <table:table-cell office:value-type="float" office:value="6.72015515916894">
                <text:p>6.72015515916894</text:p>
                <draw:g>
                  <svg:desc>'Modelo_1-Nivel_Paralelismo'.F10:'Modelo_1-Nivel_Paralelism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463">
                <text:p>3.463</text:p>
              </table:table-cell>
              <table:table-cell office:value-type="float" office:value="3.41967358671469">
                <text:p>3.41967358671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066">
                <text:p>2.066</text:p>
              </table:table-cell>
              <table:table-cell office:value-type="float" office:value="1.8290288076178">
                <text:p>1.8290288076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586">
                <text:p>1.586</text:p>
              </table:table-cell>
              <table:table-cell office:value-type="float" office:value="1.35178810981236">
                <text:p>1.35178810981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366">
                <text:p>1.366</text:p>
              </table:table-cell>
              <table:table-cell office:value-type="float" office:value="1.15289843232979">
                <text:p>1.15289843232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096">
                <text:p>1.096</text:p>
              </table:table-cell>
              <table:table-cell office:value-type="float" office:value="1.06534916297637">
                <text:p>1.06534916297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125">
                <text:p>1.125</text:p>
              </table:table-cell>
              <table:table-cell office:value-type="float" office:value="1.03347009768753">
                <text:p>1.033470097687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996">
                <text:p>0.996</text:p>
              </table:table-cell>
              <table:table-cell office:value-type="float" office:value="1.03340257757844">
                <text:p>1.03340257757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.117">
                <text:p>1.117</text:p>
              </table:table-cell>
              <table:table-cell office:value-type="float" office:value="1.05321727320669">
                <text:p>1.05321727320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